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fo:color="#FFFFFF" fo:font-size="36pt" style:font-size-asian="36pt" style:font-size-complex="36pt"/>
    </style:style>
    <style:style style:name="T4" style:parent-style-name="DefaultParagraphFont" style:family="text">
      <style:text-properties fo:text-transform="uppercase" fo:color="#7F7F7F" fo:font-size="9pt" style:font-size-asian="9pt" style:font-size-complex="9pt"/>
    </style:style>
    <style:style style:name="T5" style:parent-style-name="DefaultParagraphFont" style:family="text">
      <style:text-properties fo:color="#7F7F7F" fo:font-size="9pt" style:font-size-asian="9pt" style:font-size-complex="9pt"/>
    </style:style>
    <style:style style:name="P6" style:parent-style-name="NoSpacing" style:family="paragraph">
      <style:paragraph-properties fo:margin-top="0.0277in" fo:margin-bottom="0.0277in"/>
    </style:style>
    <style:style style:name="T7" style:parent-style-name="DefaultParagraphFont" style:family="text">
      <style:text-properties fo:text-transform="uppercase" fo:color="#4472C4" fo:font-size="14pt" style:font-size-asian="14pt" style:font-size-complex="14pt"/>
    </style:style>
    <style:style style:name="P8" style:parent-style-name="NoSpacing" style:family="paragraph">
      <style:paragraph-properties fo:margin-top="0.0277in" fo:margin-bottom="0.0277in"/>
    </style:style>
    <style:style style:name="T9" style:parent-style-name="DefaultParagraphFont" style:family="text">
      <style:text-properties fo:text-transform="uppercase" fo:color="#5B9BD5" fo:font-size="12pt" style:font-size-asian="12pt" style:font-size-complex="12pt"/>
    </style:style>
    <style:style style:name="P10" style:parent-style-name="NoSpacing" style:family="paragraph">
      <style:paragraph-properties fo:text-align="end"/>
    </style:style>
    <style:style style:name="T11" style:parent-style-name="DefaultParagraphFont" style:family="text">
      <style:text-properties fo:color="#FFFFFF" fo:font-size="12pt" style:font-size-asian="12pt" style:font-size-complex="12pt"/>
    </style:style>
    <style:style style:name="P12" style:parent-style-name="Normal" style:family="paragraph">
      <style:paragraph-properties fo:break-before="page"/>
    </style:style>
    <style:style style:name="P13" style:parent-style-name="Normal" style:family="paragraph">
      <style:paragraph-properties fo:text-align="center"/>
      <style:text-properties fo:font-weight="bold" style:font-weight-asian="bold" fo:font-size="14pt" style:font-size-asian="14pt" style:font-size-complex="12pt"/>
    </style:style>
    <style:style style:name="P14" style:parent-style-name="Normal" style:family="paragraph">
      <style:paragraph-properties fo:text-align="center"/>
      <style:text-properties fo:font-weight="bold" style:font-weight-asian="bold"/>
    </style:style>
    <style:style style:name="P15" style:parent-style-name="Normal" style:family="paragraph">
      <style:text-properties fo:font-weight="bold" style:font-weight-asian="bold" fo:font-size="14pt" style:font-size-asian="14pt" style:font-size-complex="12pt"/>
    </style:style>
    <style:style style:name="P16" style:parent-style-name="Normal" style:family="paragraph">
      <style:text-properties fo:font-weight="bold" style:font-weight-asian="bold" fo:font-size="12pt" style:font-size-asian="12pt"/>
    </style:style>
    <style:style style:name="P17" style:parent-style-name="Normal" style:family="paragraph">
      <style:text-properties fo:font-weight="bold" style:font-weight-asian="bold" fo:font-size="12pt" style:font-size-asian="12pt"/>
    </style:style>
    <style:style style:name="P18" style:parent-style-name="Normal" style:family="paragraph">
      <style:text-properties fo:font-weight="bold" style:font-weight-asian="bold" fo:font-size="12pt" style:font-size-asian="12pt"/>
    </style:style>
    <style:style style:name="P19" style:parent-style-name="Normal" style:family="paragraph">
      <style:text-properties fo:font-weight="bold" style:font-weight-asian="bold" fo:font-size="14pt" style:font-size-asian="14pt" style:font-size-complex="12pt"/>
    </style:style>
    <style:style style:name="P20" style:parent-style-name="Normal" style:family="paragraph">
      <style:text-properties fo:font-weight="bold" style:font-weight-asian="bold" fo:font-size="12pt" style:font-size-asian="12pt"/>
    </style:style>
    <style:style style:name="P21" style:parent-style-name="Normal" style:family="paragraph">
      <style:text-properties fo:font-weight="bold" style:font-weight-asian="bold" fo:font-size="12pt" style:font-size-asian="12pt"/>
    </style:style>
    <style:style style:name="P22" style:parent-style-name="Normal" style:family="paragraph">
      <style:text-properties fo:font-weight="bold" style:font-weight-asian="bold" fo:font-size="12pt" style:font-size-asian="12pt"/>
    </style:style>
    <style:style style:name="P23" style:parent-style-name="Normal" style:family="paragraph">
      <style:text-properties fo:font-weight="bold" style:font-weight-asian="bold" fo:font-size="12pt" style:font-size-asian="12pt"/>
    </style:style>
    <style:style style:name="P24" style:parent-style-name="Normal" style:family="paragraph">
      <style:text-properties fo:font-weight="bold" style:font-weight-asian="bold" fo:font-size="12pt" style:font-size-asian="12pt"/>
    </style:style>
    <style:style style:name="T25" style:parent-style-name="DefaultParagraphFont" style:family="text">
      <style:text-properties fo:font-weight="bold" style:font-weight-asian="bold" fo:font-size="14pt" style:font-size-asian="14pt" style:font-size-complex="12pt"/>
    </style:style>
    <style:style style:name="P26" style:parent-style-name="Normal" style:family="paragraph">
      <style:paragraph-properties fo:margin-bottom="0.125in" fo:line-height="100%" fo:margin-left="0.3125in" fo:text-indent="-0.3125in">
        <style:tab-stops/>
      </style:paragraph-properties>
    </style:style>
    <style:style style:name="T27" style:parent-style-name="DefaultParagraphFont" style:family="text">
      <style:text-properties style:font-name="Times New Roman" style:font-name-asian="Times New Roman" fo:color="#000000" style:language-asian="en" style:country-asian="IE"/>
    </style:style>
    <style:style style:name="T28" style:parent-style-name="DefaultParagraphFont" style:family="text">
      <style:text-properties fo:font-style="italic" style:font-style-asian="italic"/>
    </style:style>
    <style:style style:name="P29" style:parent-style-name="Normal" style:family="paragraph">
      <style:paragraph-properties fo:margin-bottom="0.125in" fo:line-height="100%" fo:margin-left="0.3125in" fo:text-indent="-0.3125in">
        <style:tab-stops/>
      </style:paragraph-properties>
    </style:style>
    <style:style style:name="T30" style:parent-style-name="DefaultParagraphFont" style:family="text">
      <style:text-properties fo:font-style="italic" style:font-style-asian="italic"/>
    </style:style>
    <style:style style:family="graphic" style:name="a0">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none"/>
    </style:style>
    <style:style style:family="graphic" style:name="a2">
      <style:graphic-properties style:wrap="run-through" style:run-through="background" style:horizontal-rel="page" style:vertical-rel="page" style:horizontal-pos="from-left" style:vertical-pos="from-top"/>
    </style:style>
    <style:style style:family="graphic" style:name="a3"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draw:g draw:z-index="251659264" draw:name="Group 125" draw:id="id2" draw:style-name="a2" text:anchor-type="paragraph"><svg:title/><svg:desc/><draw:custom-shape svg:x="0.51736in" svg:y="0.52639in" svg:width="7.22838in" svg:height="7.83403in" draw:id="id0" draw:style-name="a0" draw:name="Freeform 10"><svg:title/><svg:desc/><text:p text:style-name="P2"><text:span text:style-name="T3">Introduction to Artificial Intelligence</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1" draw:style-name="a1"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3" draw:style-name="a3" draw:name="Text Box 128" text:anchor-type="paragraph" svg:x="0in" svg:y="0in" svg:width="6.29167in" svg:height="0.15903in" style:rel-width="scale" style:rel-height="scale"><draw:text-box><text:p text:style-name="NoSpacing"><text:span text:style-name="T4">Aaron beveridge </text:span><text:span text:style-name="T5">| x14469052</text:span></text:p></draw:text-box><svg:title/><svg:desc/></draw:frame><draw:frame draw:z-index="251661312" draw:id="id4" draw:style-name="a4" draw:name="Text Box 129" text:anchor-type="paragraph" svg:x="0.51736in" svg:y="9.2375in" svg:width="7.23264in" svg:height="0.53125in" style:rel-width="scale" style:rel-height="scale"><draw:text-box><text:p text:style-name="P6"><text:span text:style-name="T7">Continous Assessment 3</text:span></text:p><text:p text:style-name="P8"><text:span text:style-name="T9">Aaron Beveridge</text:span></text:p></draw:text-box><svg:title/><svg:desc/></draw:frame><draw:custom-shape svg:x="6.63958in" svg:y="0.26875in" svg:width="0.62778in" svg:height="1.14028in" draw:z-index="251660288" draw:id="id5" draw:style-name="a5" draw:name="Rectangle 130" text:anchor-type="paragraph"><svg:title/><svg:desc/><text:p text:style-name="P10"><text:span text:style-name="T11">2017</text:span></text:p><draw:enhanced-geometry draw:type="non-primitive" svg:viewBox="0 0 21600 21600" draw:enhanced-path="M 0 0 L 21600 0 21600 21600 0 21600 Z N"/></draw:custom-shape></text:p>
      <text:p text:style-name="P12"/>
      <text:p text:style-name="P13">Introduction to Artificial Intelligence</text:p>
      <text:p text:style-name="P14"/>
      <text:p text:style-name="Normal">In this report,<text:s/>I will be discussing two components, the knowledge representation and the logical reasoning which make up the AI players in a game of chess.<text:s/></text:p>
      <text:p text:style-name="P15">Knowledge Representation</text:p>
      <text:p text:style-name="P16">Square Class</text:p>
      <text:p text:style-name="Normal">The Square class makes a new square object based on the x and y coordinates<text:s/>and the name of the piece passed into the class. The square object will return the coordinates and the name of a present piece when called. <text:s/>The Square class is extended by the Move class.</text:p>
      <text:p text:style-name="P17">Move Class</text:p>
      <text:p text:style-name="Normal">The Move Class defines the starting and landing positions of a square. This allows for the tracking of all possible movements. <text:s/>The Move class can be extended to also include an evaluation of each move. This will remove the need to create an additional data structure for storing the scores of each move as this<text:s/>method would evaluate them itself.</text:p>
      <text:p text:style-name="P18">Stack</text:p>
      <text:p text:style-name="Normal">A stack is a collection of objects which are added and removed on the last-in first-out principal. The stacks in this instance will contain all possible moves which could be used by the AI agent.<text:s/></text:p>
      <text:p text:style-name="P19">Logical Reasoning</text:p>
      <text:p text:style-name="P20">AI Component</text:p>
      <text:p text:style-name="Normal">The AI component decides what is the best available move given the current state of the board. The AI component is comprised of the four components: random move, score class, next best move and two levels deep. <text:s/></text:p>
      <text:p text:style-name="P21">Random Move</text:p>
      <text:p text:style-name="Normal">This is the<text:s/>simplest form of decision making methods. The AI agent selects a stack of available moves and generates a random number based on the size of the stack. The number generated corresponds to the move which will be played by the AI agent. <text:s/>As moves are selected randomly, there is no indication if the selected move will be good or bad. If this method of move selection was to be implemented, the player should easily win against the AI agent.</text:p>
      <text:p text:style-name="P22">Score Class</text:p>
      <text:p text:style-name="Normal">Next best move and two levels deep are directly influenced by the score class. The score class assigns each piece a value. The below is a breakdown of these values:</text:p>
      <text:p text:style-name="Normal">Pawn: 1</text:p>
      <text:p text:style-name="Normal">Knight and Bishop: 3</text:p>
      <text:p text:style-name="Normal">Rook: 5</text:p>
      <text:soft-page-break/>
      <text:p text:style-name="Normal">Queen: 9</text:p>
      <text:p text:style-name="Normal">King: The game</text:p>
      <text:p text:style-name="Normal">As the objective of chess is to capture the enemy king, a king is the most valuable piece.<text:s/></text:p>
      <text:p text:style-name="P23">Next Best Move</text:p>
      <text:p text:style-name="P24">Two Levels Deep</text:p>
      <text:p text:style-name="Normal"/>
      <text:p text:style-name="Normal"><text:span text:style-name="T25">References</text:span></text:p>
      <text:p text:style-name="P26">Adamchik, V. (2009).<text:span text:style-name="T27"> </text:span><text:span text:style-name="T28">Stacks and Queues</text:span>. [online] Cs.cmu.edu. Available at: https://www.cs.cmu.edu/~adamchik/15-121/lectures/Stacks%20and%20Queues/Stacks%20and%20Queues.html [Accessed 9 Nov. 2017].</text:p>
      <text:p text:style-name="P29">Maycock, K. (2016). <text:span text:style-name="T30">Getting Started on AI Component</text:span>. [video] Available at: https://www.youtube.com/watch?v=LugFLWPhYsE [Accessed 9 Nov. 2017].</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IE"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roduction to Artificial Intelligence</dc:title>
    <dc:description/>
    <dc:subject>Continous Assessment 3</dc:subject>
    <meta:initial-creator>Aaron Beveridge</meta:initial-creator>
    <dc:creator>Aaron Beveridge</dc:creator>
    <meta:creation-date>2017-11-10T01:19:00Z</meta:creation-date>
    <dc:date>2017-11-10T01:19:00Z</dc:date>
    <meta:template xlink:href="Normal.dotm" xlink:type="simple"/>
    <meta:editing-cycles>2</meta:editing-cycles>
    <meta:editing-duration>PT0S</meta:editing-duration>
    <meta:document-statistic meta:page-count="3" meta:paragraph-count="4" meta:word-count="371" meta:character-count="2488" meta:row-count="17" meta:non-whitespace-character-count="2121"/>
  </office:meta>
</office:document-meta>
</file>